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Manager.configu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hreadPoolManager.createPool( PoolConfiguration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hreadPoolManager.getProp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oolManager.ge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Manager.setPropsFileName( String props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hreadPoolManager.loadConfig( String roo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ThreadPoolManager.ThreadPool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Manager.getPool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oolManager.getPool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hreadPoolManager.setProp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